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a0d3" officeooo:paragraph-rsid="000da0d3"/>
    </style:style>
    <style:style style:name="P2" style:family="paragraph" style:parent-style-name="Standard">
      <style:text-properties officeooo:rsid="000f9c1b" officeooo:paragraph-rsid="000f9c1b"/>
    </style:style>
    <style:style style:name="P3" style:family="paragraph" style:parent-style-name="Standard">
      <style:text-properties officeooo:paragraph-rsid="0012b59d"/>
    </style:style>
    <style:style style:name="P4" style:family="paragraph" style:parent-style-name="Standard">
      <style:text-properties officeooo:paragraph-rsid="00129475"/>
    </style:style>
    <style:style style:name="P5" style:family="paragraph" style:parent-style-name="Standard" style:list-style-name="L1">
      <style:text-properties officeooo:rsid="000da0d3" officeooo:paragraph-rsid="000da0d3"/>
    </style:style>
    <style:style style:name="P6" style:family="paragraph" style:parent-style-name="Standard" style:list-style-name="L2">
      <style:text-properties officeooo:rsid="000f9c1b" officeooo:paragraph-rsid="000f9c1b"/>
    </style:style>
    <style:style style:name="P7" style:family="paragraph" style:parent-style-name="Standard" style:list-style-name="L3">
      <style:text-properties officeooo:paragraph-rsid="000da0d3"/>
    </style:style>
    <style:style style:name="T1" style:family="text">
      <style:text-properties officeooo:rsid="0010c1f2"/>
    </style:style>
    <style:style style:name="T2" style:family="text">
      <style:text-properties officeooo:rsid="00129475"/>
    </style:style>
    <style:style style:name="T3" style:family="text">
      <style:text-properties officeooo:rsid="0012b59d"/>
    </style:style>
    <style:style style:name="T4" style:family="text">
      <style:text-properties officeooo:rsid="0013a4bb"/>
    </style:style>
    <style:style style:name="T5" style:family="text">
      <style:text-properties officeooo:rsid="001418cc"/>
    </style:style>
    <style:style style:name="T6" style:family="text">
      <style:text-properties officeooo:rsid="00166dde"/>
    </style:style>
    <style:style style:name="T7" style:family="text">
      <style:text-properties officeooo:rsid="00183ccf"/>
    </style:style>
    <style:style style:name="T8" style:family="text">
      <style:text-properties officeooo:rsid="000da0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20298572" text:style-name="L1">
        <text:list-header>
          <text:p text:style-name="P5">Kryptografie</text:p>
          <text:list>
            <text:list-item>
              <text:p text:style-name="P5">definice</text:p>
            </text:list-item>
            <text:list-item>
              <text:p text:style-name="P5">příbuzné obory</text:p>
            </text:list-item>
          </text:list>
        </text:list-header>
        <text:list-item>
          <text:p text:style-name="P5">terminologie</text:p>
        </text:list-item>
        <text:list-item>
          <text:p text:style-name="P5">dělení šifer</text:p>
          <text:list>
            <text:list-item>
              <text:p text:style-name="P5">substituční</text:p>
              <text:list>
                <text:list-item>
                  <text:p text:style-name="P5">monoalfabetické- Cesarova šifra, <text:span text:style-name="T5">afinní šifra</text:span></text:p>
                </text:list-item>
                <text:list-item>
                  <text:p text:style-name="P5">polyalfabetické- Vigenérova šifra</text:p>
                </text:list-item>
                <text:list-item>
                  <text:p text:style-name="P5">polygrafické- Playfair, <text:span text:style-name="T4">polybiuv čtverec</text:span></text:p>
                </text:list-item>
              </text:list>
            </text:list-item>
          </text:list>
        </text:list-item>
      </text:list>
      <text:list xml:id="list3730976313" text:style-name="L3">
        <text:list-item>
          <text:list>
            <text:list-item>
              <text:p text:style-name="P7"><text:span text:style-name="T8">transpoziční-sloupcová transpozice=richeilova transpozice, Route šifra</text:span></text:p>
            </text:list-item>
          </text:list>
        </text:list-item>
      </text:list>
      <text:list xml:id="list233150155617057" text:continue-list="list3920298572" text:style-name="L1">
        <text:list-item>
          <text:list>
            <text:list-item>
              <text:p text:style-name="P5">kombinovan<text:span text:style-name="T6">é</text:span></text:p>
            </text:list-item>
          </text:list>
        </text:list-item>
      </text:list>
      <text:p text:style-name="P1"/>
      <text:p text:style-name="P2">U každé šifry:</text:p>
      <text:list xml:id="list4007430323" text:style-name="L2">
        <text:list-item>
          <text:p text:style-name="P6">popis celé skupiny, dané šifry, programu</text:p>
        </text:list-item>
        <text:list-item>
          <text:p text:style-name="P6">alespoň jeden naprogramovaný příklad</text:p>
        </text:list-item>
        <text:list-item>
          <text:p text:style-name="P6">výhody a nevýhody šifry i programu</text:p>
        </text:list-item>
        <text:list-item>
          <text:p text:style-name="P6">dešifrování</text:p>
        </text:list-item>
        <text:list-item>
          <text:p text:style-name="P6">historie</text:p>
        </text:list-item>
        <text:list-item>
          <text:p text:style-name="P6">využití</text:p>
        </text:list-item>
      </text:list>
      <text:p text:style-name="P2"/>
      <text:p text:style-name="P2"/>
      <text:p text:style-name="P2"/>
      <text:p text:style-name="P2"/>
      <text:p text:style-name="Standard">Poznámky</text:p>
      <text:p text:style-name="Standard">Monoalfabetické- jedno písmeno měním za jiné, podle jednoho klíče</text:p>
      <text:p text:style-name="Standard">Polyalfabetické- používáme více klíčů</text:p>
      <text:p text:style-name="Standard">Polygrafické- měníme skupiny písmen</text:p>
      <text:p text:style-name="Standard">Cesarova šifra- posun abecedy</text:p>
      <text:p text:style-name="Standard">Vigenérova šifra-písmena původního textu posouváme o tolik, o kolik bychom museli posunout a, aby se z něj stalo písmeno klíče patřící k písmenu v textu</text:p>
      <text:p text:style-name="P4">Playfair- <text:span text:style-name="T2">používání tabulky viz Wikipedie</text:span></text:p>
      <text:p text:style-name="P3"><text:span text:style-name="T3">Route šifra- </text:span>V route šifře se nejdříve původní text zapíše do mřížky daných rozměrů, potom se čte podle vzoru uvedeného v klíči</text:p>
      <text:p text:style-name="P3"><text:span text:style-name="T3">Sloupcová transpozice- </text:span>V sloupcové transpozici je zpráva psaná v řádcích přesně určené délky a následně je čtená sloupec po sloupci a řádky jsou vybírané v zakódovaném pořadí. Šířka řádků a uspořádání sloupců jsou obvykle definované klíčem. Pro příklad použijeme jako klíčové slovo "STOLEK", jeho délka je 6 (tedy délka řádků je 6) a uspořádání je definované abecedním pořadím písmen v klíči. V tomto případe to bude uspořádání "5 6 4 3 1 2". V souměrné sloupcové transpoziční šifře jsou zbývající místa vyplněna nulami (náhodnými písmeny), v nesouměrné sloupcové transpoziční šifře jsou zbývající místa ponechána prázdná. Nakonec zprávu čteme po sloupcích v pořadí, které je dané klíčem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6T15:55:12.158000000</meta:creation-date>
    <dc:date>2021-12-05T23:31:49.359000000</dc:date>
    <meta:editing-duration>P1DT8H15M11S</meta:editing-duration>
    <meta:editing-cycles>4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27" meta:word-count="245" meta:character-count="1619" meta:non-whitespace-character-count="1417"/>
  </office:meta>
</office:document-meta>
</file>